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rsid="001ea68e" officeooo:paragraph-rsid="001ea68e"/>
    </style:style>
    <style:style style:name="P2" style:family="paragraph" style:parent-style-name="Standard">
      <style:paragraph-properties fo:text-align="start" style:justify-single-word="false"/>
      <style:text-properties fo:font-size="12pt" fo:font-weight="normal" officeooo:rsid="001ea68e" officeooo:paragraph-rsid="001ea68e" fo:background-color="#ffff00"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1ea68e" officeooo:paragraph-rsid="001f01ce" fo:background-color="#ffff00"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1f01ce" officeooo:paragraph-rsid="001f01ce" fo:background-color="#ffff00"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05231" officeooo:paragraph-rsid="00205231" fo:background-color="#ffff00"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089f5" officeooo:paragraph-rsid="002089f5" fo:background-color="#ffff00"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1ea68e" officeooo:paragraph-rsid="001ea68e"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bold" officeooo:rsid="001ea68e" officeooo:paragraph-rsid="001ea68e" fo:background-color="#ffff00" style:font-size-asian="12pt" style:font-weight-asian="bold" style:font-size-complex="12pt" style:font-weight-complex="bold"/>
    </style:style>
    <style:style style:name="P9" style:family="paragraph" style:parent-style-name="Standard">
      <style:paragraph-properties fo:text-align="start" style:justify-single-word="false"/>
      <style:text-properties fo:font-size="12pt" fo:font-style="normal" fo:font-weight="normal" officeooo:rsid="001ea68e" officeooo:paragraph-rsid="001ea68e" fo:background-color="#ffff00" style:font-size-asian="12pt" style:font-style-asian="normal" style:font-weight-asian="normal" style:font-size-complex="12pt" style:font-style-complex="normal" style:font-weight-complex="normal"/>
    </style:style>
    <style:style style:name="T1" style:family="text">
      <style:text-properties officeooo:rsid="001f01ce"/>
    </style:style>
    <style:style style:name="T2" style:family="text">
      <style:text-properties officeooo:rsid="00205231"/>
    </style:style>
    <style:style style:name="T3" style:family="text">
      <style:text-properties officeooo:rsid="002089f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Bonjour je m'appelle Erwan je suis élève en STI2D et je suis membre d'un groupe responsable de la conception d'un arrosage automatique. Et aujourd'hui nous allons répondre à cette question : </text:p>
      <text:p text:style-name="P7"/>
      <text:p text:style-name="P8">Quel est l’intérêt d'utiliser un capteur d'humidité du sol et de l'air pour mieux gérer ses ressources d'eau.</text:p>
      <text:p text:style-name="P2"/>
      <text:p text:style-name="P9">Tout d'abord avant de répondre à cette question, on va contextualiser la situation pour vous aider à mieux comprendre mes réponses.</text:p>
      <text:p text:style-name="P2"/>
      <text:p text:style-name="P2">Notre conception implique l'utilisation de capteur spécifique nécessaire pour répondre aux critères de bon fonctionnement du système de l'application. </text:p>
      <text:p text:style-name="P2"/>
      <text:p text:style-name="P2">Pour mettre en évidence l’intérêt d'utiliser un arrosage automatique prenant en compte l'humidité, nous allons commencer par mieux faire connaissance avec cette grandeur physique.</text:p>
      <text:p text:style-name="P2"/>
      <text:p text:style-name="P2">L'humidité est un phénomène naturel qui provient de la quantité de vapeur d'eau présente dans l'air </text:p>
      <text:p text:style-name="P2"/>
      <text:p text:style-name="P3">l'important quand on utilise ce système de capteur est de réussir à rétablir un équilibre entre l'humidité <text:span text:style-name="T1">du sol et de l'air. Un air pas assez humide conduira à un léger arrosage pour rééquilibrer les valeurs avec le sol et l'air, car il est important d'avoir un équilibre entre ces 2 éléments. </text:span></text:p>
      <text:p text:style-name="P3"/>
      <text:p text:style-name="P4">Le climat est aussi un facteur important à prendre en compte, un climat humide de base ne nécessitera pas un arrosage trop important alors que dans un climat sec la demande en eau sera logiquement plus conséquente.</text:p>
      <text:p text:style-name="P4">Dans un premier temps l'utilisation de ce genre de capteur est utile concernant l'humidité du sol, pour l'utilisateur car en fonctions des constatations qu'il effectuera grâce aux données qui lui sont fournies il pourra alors prendre la décision de continuer un arrosage ou d'arrêter.</text:p>
      <text:p text:style-name="P4"/>
      <text:p text:style-name="P4">Ces capteurs rentrent en jeux dans la notion d'économie d'eau, simplement car le fait de pouvoir avoir des informations en temps réel peux nous faire non seulement économiser beaucoup d'eau mais aussi du temps et de l'énergie.</text:p>
      <text:p text:style-name="P4"/>
      <text:p text:style-name="P4">Malheureusement ces capteurs ont quelques défauts de précision, la plage de température par exemple sera plus ou moins précise suivant la qualité du capteur. Le capteur DHT11 est le moins cher, mais par conséquent il sera aussi le moins précis, les informations qu'il va nous fournir seront légèrement erronés, les dimensions mais aussi la fréquence d'actualisation seront aussi légèrement plus élevé, tout dépend encore du prix mis dans le capteur, si nous ne sommes pas dans un contexte professionnel ce capteur peut nous être tout à fait adapter de plus nous pourrions faire des économie<text:span text:style-name="T3">s</text:span> d'argent.</text:p>
      <text:p text:style-name="P4"/>
      <text:p text:style-name="P4">Tout en consultant l'application nous pourrions nous servir des données qui nous sont fournies pour savoir si il serait judicieux de commencer un arrosage ou non.</text:p>
      <text:p text:style-name="P4"/>
      <text:p text:style-name="P4">L'utilisateur peut adapter sa manière d'arroser suivant les données qu'il perçoit, il pourra par exemple opter pour un arrosage goutte à goutte, ou alors de mettre des doses plus ou moins importante d'eau tout dépendra des conditions météorologiques et de l'équilibre <text:span text:style-name="T2">d'humidité entre le sol et l'air. En se servant de ces données l'utilisateur pourra aussi choisir de lancer un arrosage à l'heure de rosée pour économiser la plus grosse quantité d'eau et d'énergie possible tout en ayant un arrosage efficace. Mais quest-ce que la rosée ? La rosée est un phénomène naturel, c'est un type de précipitations résultant de la liquéfaction de la vapeur d'eau de l'air, ce sont des gouttelettes qui vont se déposer le soir ou le matin sur les végétaux en extérieur.</text:span></text:p>
      <text:p text:style-name="P4"><text:soft-page-break/></text:p>
      <text:p text:style-name="P5">Un arrosage <text:span text:style-name="T3">p</text:span>e<text:span text:style-name="T3">ndant</text:span> la nuit peut aussi être envisagé <text:span text:style-name="T3">car les sols seront moins chaud et garderons l'eau. Cela permettra aussi d'éviter des risques de destruction des plantes, ce risque bien réel peut arriver lorsque l'utilisateur arrose à une heure ou le soleil est le plus fort et donc ou la température sera plus élevée, ce qui créera un effet dit loupe, ce qui brûlera en quelque sorte la plante. Nous pouvons considérer que l'utilisation de ces capteurs s'inscrit dans un contexte de développement durable.</text:span></text:p>
      <text:p text:style-name="P5"/>
      <text:p text:style-name="P6">J’espère avoir réussi avec ses arguments à vous faire comprendre pourquoi l'utilisation de ce <text:s/>genre de capteur est importante pour nous et notre environnement. </text:p>
      <text:p text:style-name="P3"/>
      <text:p text:style-name="P4"/>
      <text:p text:style-name="P8"/>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08:10:17.939000000</meta:creation-date>
    <dc:date>2021-05-26T09:30:50.061000000</dc:date>
    <meta:editing-duration>PT19M30S</meta:editing-duration>
    <meta:editing-cycles>4</meta:editing-cycles>
    <meta:generator>LibreOffice/4.4.2.2$Windows_x86 LibreOffice_project/c4c7d32d0d49397cad38d62472b0bc8acff48dd6</meta:generator>
    <meta:document-statistic meta:table-count="0" meta:image-count="0" meta:object-count="0" meta:page-count="2" meta:paragraph-count="15" meta:word-count="656" meta:character-count="4075" meta:non-whitespace-character-count="3428"/>
  </office:meta>
</office:document-meta>
</file>